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944794" draw:fill-color="#dcbef0" draw:textarea-horizontal-align="justify" draw:textarea-vertical-align="middle" draw:auto-grow-height="false"/>
    </style:style>
    <style:style style:name="gr3" style:family="graphic" style:parent-style-name="textbody">
      <style:graphic-properties fo:min-height="0.55cm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color="#008000" fo:font-size="14pt" style:font-size-asian="14pt" style:font-size-complex="14pt"/>
    </style:style>
    <style:style style:name="P4" style:family="paragraph">
      <style:text-properties fo:color="#dc2300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8000" fo:font-size="20pt" style:font-size-asian="20pt" style:font-size-complex="20pt"/>
    </style:style>
    <style:style style:name="T3" style:family="text">
      <style:text-properties fo:color="#dc23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6cm" svg:height="2cm" svg:x="2.1cm" svg:y="1.4cm">
          <text:p text:style-name="P1"><text:span text:style-name="T1">Features</text:span></text:p>
          <text:p text:style-name="P1"><text:span text:style-name="T1">develop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6cm" svg:height="2cm" svg:x="2.1cm" svg:y="6.8cm">
          <text:p text:style-name="P1"><text:span text:style-name="T1">Validation by</text:span></text:p>
          <text:p text:style-name="P1"><text:span text:style-name="T1">develop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6cm" svg:height="2cm" svg:x="21.2cm" svg:y="2.3cm">
          <text:p text:style-name="P1"><text:span text:style-name="T1">Clients valid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6cm" svg:height="2cm" svg:x="21.2cm" svg:y="17.8cm">
          <text:p text:style-name="P1"><text:span text:style-name="T1">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6cm" svg:height="2cm" svg:x="21.2cm" svg:y="12.6cm">
          <text:p text:style-name="P1"><text:span text:style-name="T1">Add tasks for</text:span></text:p>
          <text:p text:style-name="P1"><text:span text:style-name="T1">the 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3cm" svg:height="1.843cm" svg:x="5.1cm" svg:y="15cm">
          <draw:text-box>
            <text:p text:style-name="P1"><text:span text:style-name="T1">Internal</text:span></text:p>
            <text:p text:style-name="P1"><text:span text:style-name="T1">tests</text:span></text:p>
          </draw:text-box>
        </draw:frame>
        <draw:frame draw:style-name="gr4" draw:text-style-name="P2" draw:layer="layout" svg:width="3.1cm" svg:height="1.843cm" svg:x="24.2cm" svg:y="4.957cm">
          <draw:text-box>
            <text:p text:style-name="P1"><text:span text:style-name="T1">External test</text:span></text:p>
          </draw:text-box>
        </draw:frame>
        <draw:custom-shape draw:style-name="gr2" draw:text-style-name="P2" xml:id="id1" draw:id="id1" draw:layer="layout" svg:width="3.4cm" svg:height="2.1cm" svg:x="22.5cm" svg:y="7.4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4.2cm" svg:height="2.639cm" svg:x="5.1cm" svg:y="3.7cm">
          <draw:text-box>
            <text:p text:style-name="P1"><text:span text:style-name="T1">Unit and integration tests</text:span></text:p>
          </draw:text-box>
        </draw:frame>
        <draw:connector draw:style-name="gr6" draw:text-style-name="P1" draw:layer="layout" draw:line-skew="0.398cm" svg:x1="25.9cm" svg:y1="8.45cm" svg:x2="27.2cm" svg:y2="18.8cm" draw:start-shape="id1" draw:start-glue-point="7" draw:end-shape="id2" svg:d="m25900 8450h2200v10350h-900" svg:viewBox="0 0 2201 10351">
          <text:p/>
        </draw:connector>
        <draw:connector draw:style-name="gr6" draw:text-style-name="P1" draw:layer="layout" svg:x1="24.2cm" svg:y1="9.5cm" svg:x2="24.2cm" svg:y2="12.6cm" draw:start-shape="id1" draw:start-glue-point="6" draw:end-shape="id3" svg:d="m24200 9500v3100" svg:viewBox="0 0 1 3101">
          <text:p/>
        </draw:connector>
        <draw:connector draw:style-name="gr6" draw:text-style-name="P1" draw:layer="layout" svg:x1="24.2cm" svg:y1="4.3cm" svg:x2="24.2cm" svg:y2="7.4cm" draw:start-shape="id4" draw:start-glue-point="6" draw:end-shape="id1" draw:end-glue-point="4" svg:d="m24200 4300v3100" svg:viewBox="0 0 1 3101">
          <text:p/>
        </draw:connector>
        <draw:connector draw:style-name="gr6" draw:text-style-name="P1" draw:layer="layout" svg:x1="24.2cm" svg:y1="14.6cm" svg:x2="24.2cm" svg:y2="17.8cm" draw:start-shape="id3" draw:start-glue-point="6" draw:end-shape="id2" draw:end-glue-point="4" svg:d="m24200 14600v3200" svg:viewBox="0 0 1 3201">
          <text:p/>
        </draw:connector>
        <draw:frame draw:style-name="gr7" draw:text-style-name="P3" draw:layer="layout" svg:width="1.8cm" svg:height="1.047cm" svg:x="26.1cm" svg:y="7.457cm">
          <draw:text-box>
            <text:p><text:span text:style-name="T2">Yes</text:span></text:p>
          </draw:text-box>
        </draw:frame>
        <draw:frame draw:style-name="gr8" draw:text-style-name="P4" draw:layer="layout" svg:width="1.408cm" svg:height="1.047cm" svg:x="24.2cm" svg:y="9.694cm">
          <draw:text-box>
            <text:p><text:span text:style-name="T3">No</text:span></text:p>
          </draw:text-box>
        </draw:frame>
        <draw:connector draw:style-name="gr6" draw:text-style-name="P1" draw:layer="layout" svg:x1="5.1cm" svg:y1="3.4cm" svg:x2="5.1cm" svg:y2="6.8cm" draw:start-shape="id5" draw:start-glue-point="6" draw:end-shape="id6" svg:d="m5100 3400v3400" svg:viewBox="0 0 1 3401">
          <text:p/>
        </draw:connector>
        <draw:custom-shape draw:style-name="gr1" draw:text-style-name="P2" xml:id="id7" draw:id="id7" draw:layer="layout" svg:width="6cm" svg:height="2cm" svg:x="2.1cm" svg:y="17.7cm">
          <text:p text:style-name="P1"><text:span text:style-name="T1">Validation by</text:span></text:p>
          <text:p text:style-name="P1"><text:span text:style-name="T1">quality 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4cm" svg:height="2.1cm" svg:x="13.2cm" svg:y="9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line-skew="1.25cm" svg:x1="8.1cm" svg:y1="18.7cm" svg:x2="13.2cm" svg:y2="10.05cm" draw:start-shape="id7" draw:start-glue-point="1" draw:end-shape="id8" draw:end-glue-point="5" svg:d="m8100 18700h3800v-8650h1300" svg:viewBox="0 0 5101 8651">
          <text:p/>
        </draw:connector>
        <draw:connector draw:style-name="gr6" draw:text-style-name="P1" draw:layer="layout" draw:line-skew="1.099cm -0.399cm" svg:x1="16.6cm" svg:y1="10.05cm" svg:x2="24.2cm" svg:y2="2.3cm" draw:start-shape="id8" draw:start-glue-point="7" draw:end-shape="id4" draw:end-glue-point="0" svg:d="m16600 10050h3400v-8650h4200v900" svg:viewBox="0 0 7601 8651">
          <text:p/>
        </draw:connector>
        <draw:connector draw:style-name="gr6" draw:text-style-name="P1" draw:layer="layout" svg:x1="14.9cm" svg:y1="9cm" svg:x2="8.1cm" svg:y2="2.4cm" draw:start-shape="id8" draw:start-glue-point="4" draw:end-shape="id5" draw:end-glue-point="7" svg:d="m14900 9000v-6600h-6800" svg:viewBox="0 0 6801 6601">
          <text:p/>
        </draw:connector>
        <draw:custom-shape draw:style-name="gr1" draw:text-style-name="P2" xml:id="id9" draw:id="id9" draw:layer="layout" svg:width="3.4cm" svg:height="2.1cm" svg:x="3.4cm" svg:y="11.8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5.1cm" svg:y1="8.8cm" svg:x2="5.1cm" svg:y2="11.8cm" draw:start-shape="id6" draw:start-glue-point="6" draw:end-shape="id9" draw:end-glue-point="4" svg:d="m5100 8800v3000" svg:viewBox="0 0 1 3001">
          <text:p/>
        </draw:connector>
        <draw:connector draw:style-name="gr6" draw:text-style-name="P1" draw:layer="layout" svg:x1="5.1cm" svg:y1="13.9cm" svg:x2="5.1cm" svg:y2="17.7cm" draw:start-shape="id9" draw:start-glue-point="6" draw:end-shape="id7" draw:end-glue-point="0" svg:d="m5100 13900v3800" svg:viewBox="0 0 1 3801">
          <text:p/>
        </draw:connector>
        <draw:connector draw:style-name="gr6" draw:text-style-name="P1" draw:layer="layout" draw:line-skew="0.998cm" svg:x1="6.8cm" svg:y1="12.85cm" svg:x2="8.1cm" svg:y2="2.4cm" draw:start-shape="id9" draw:start-glue-point="7" draw:end-shape="id5" draw:end-glue-point="7" svg:d="m6800 12850h2800v-10450h-1500" svg:viewBox="0 0 2801 10451">
          <text:p/>
        </draw:connector>
        <draw:frame draw:style-name="gr7" draw:text-style-name="P3" draw:layer="layout" svg:width="1.8cm" svg:height="1.047cm" svg:x="16.7cm" svg:y="9cm">
          <draw:text-box>
            <text:p><text:span text:style-name="T2">Yes</text:span></text:p>
          </draw:text-box>
        </draw:frame>
        <draw:frame draw:style-name="gr7" draw:text-style-name="P3" draw:layer="layout" svg:width="1.8cm" svg:height="1.047cm" svg:x="3.4cm" svg:y="14.953cm">
          <draw:text-box>
            <text:p><text:span text:style-name="T2">Yes</text:span></text:p>
          </draw:text-box>
        </draw:frame>
        <draw:frame draw:style-name="gr8" draw:text-style-name="P4" draw:layer="layout" svg:width="1.408cm" svg:height="1.047cm" svg:x="14.9cm" svg:y="7.7cm">
          <draw:text-box>
            <text:p><text:span text:style-name="T3">No</text:span></text:p>
          </draw:text-box>
        </draw:frame>
        <draw:frame draw:style-name="gr8" draw:text-style-name="P4" draw:layer="layout" svg:width="1.408cm" svg:height="1.047cm" svg:x="7.192cm" svg:y="11.853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Yes" style:family="graphic" style:parent-style-name="standard">
      <style:text-properties fo:color="#008000"/>
    </style:style>
    <style:style style:name="No" style:family="graphic" style:parent-style-name="standard">
      <style:text-properties fo:color="#c5000b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5:36:55.800000000</meta:creation-date>
    <dc:date>2016-03-17T16:39:29.019178347</dc:date>
    <meta:editing-duration>PT1H10M10S</meta:editing-duration>
    <meta:editing-cycles>20</meta:editing-cycles>
    <meta:generator>LibreOffice/4.1.5.3$Linux_X86_64 LibreOffice_project/1c1366bba2ba2b554cd2ca4d87c06da81c05d24</meta:generator>
    <meta:document-statistic meta:object-count="29"/>
  </office:meta>
</office:document-meta>
</file>